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dd6" officeooo:paragraph-rsid="000eedd6"/>
    </style:style>
    <style:style style:name="T1" style:family="text">
      <style:text-properties officeooo:rsid="001026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antonio <text:span text:style-name="T1">estamos testando g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15:35:55.252000000</dc:date>
    <meta:editing-duration>PT29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" meta:word-count="5" meta:character-count="32" meta:non-whitespace-character-count="28"/>
  </office:meta>
</office:document-meta>
</file>